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Mojo.copyFile( File from , final File t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sMojo.execute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ResMojo.getReader( 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